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JsonEncoder.customizeWriter( ObjectWriter writer , @ Nullable MimeType mimeType , ResolvableType elementType , @ Nullable Map &lt; String , Object &gt; hi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2JsonEncoder.Jackson2JsonEncoder( ObjectMapper mapper , MimeType ... 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2JsonEncoder.Jackson2Json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JsonEncoder.initSsePrettyPr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